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7.71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40.1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77bc65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81aca6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8e86ae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a1467e"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e16173"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est_results_treshol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CORD_NAM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ACC</text:p>
          </table:table-cell>
          <table:table-cell table:style-name="ce1" office:value-type="string" calcext:value-type="string">
            <text:p>CLUSTER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501" calcext:value-type="float">
            <text:p>565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 table:number-columns-spanned="1" table:number-rows-spanned="72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097" calcext:value-type="float">
            <text:p>960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894" calcext:value-type="float">
            <text:p>123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145" calcext:value-type="float">
            <text:p>117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966" calcext:value-type="float">
            <text:p>689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493" calcext:value-type="float">
            <text:p>116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364" calcext:value-type="float">
            <text:p>111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65" calcext:value-type="float">
            <text:p>100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58" calcext:value-type="float">
            <text:p>88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994" calcext:value-type="float">
            <text:p>119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298" calcext:value-type="float">
            <text:p>107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687" calcext:value-type="float">
            <text:p>1416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941" calcext:value-type="float">
            <text:p>113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051" calcext:value-type="float">
            <text:p>89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589" calcext:value-type="float">
            <text:p>1385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176" calcext:value-type="float">
            <text:p>80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881" calcext:value-type="float">
            <text:p>89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646" calcext:value-type="float">
            <text:p>1426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008" calcext:value-type="float">
            <text:p>89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325" calcext:value-type="float">
            <text:p>135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553" calcext:value-type="float">
            <text:p>89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655" calcext:value-type="float">
            <text:p>53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165" calcext:value-type="float">
            <text:p>121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858" calcext:value-type="float">
            <text:p>838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304" calcext:value-type="float">
            <text:p>94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475" calcext:value-type="float">
            <text:p>102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902" calcext:value-type="float">
            <text:p>1129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215" calcext:value-type="float">
            <text:p>115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073" calcext:value-type="float">
            <text:p>107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837" calcext:value-type="float">
            <text:p>146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774" calcext:value-type="float">
            <text:p>737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310" calcext:value-type="float">
            <text:p>145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390" calcext:value-type="float">
            <text:p>114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450" calcext:value-type="float">
            <text:p>1054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880" calcext:value-type="float">
            <text:p>111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017" calcext:value-type="float">
            <text:p>84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798" calcext:value-type="float">
            <text:p>73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753" calcext:value-type="float">
            <text:p>89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21" calcext:value-type="float">
            <text:p>825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373" calcext:value-type="float">
            <text:p>85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746" calcext:value-type="float">
            <text:p>1297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100" calcext:value-type="float">
            <text:p>10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198" calcext:value-type="float">
            <text:p>144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512" calcext:value-type="float">
            <text:p>93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585" calcext:value-type="float">
            <text:p>110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217" calcext:value-type="float">
            <text:p>32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503" calcext:value-type="float">
            <text:p>106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609" calcext:value-type="float">
            <text:p>112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410" calcext:value-type="float">
            <text:p>1514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317" calcext:value-type="float">
            <text:p>99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106" calcext:value-type="float">
            <text:p>96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825" calcext:value-type="float">
            <text:p>99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997" calcext:value-type="float">
            <text:p>108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696" calcext:value-type="float">
            <text:p>129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585" calcext:value-type="float">
            <text:p>112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065" calcext:value-type="float">
            <text:p>99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112" calcext:value-type="float">
            <text:p>108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747" calcext:value-type="float">
            <text:p>60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227" calcext:value-type="float">
            <text:p>108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591" calcext:value-type="float">
            <text:p>85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869" calcext:value-type="float">
            <text:p>107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199" calcext:value-type="float">
            <text:p>69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93" calcext:value-type="float">
            <text:p>660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540" calcext:value-type="float">
            <text:p>64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173" calcext:value-type="float">
            <text:p>108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44" calcext:value-type="float">
            <text:p>81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352" calcext:value-type="float">
            <text:p>81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481" calcext:value-type="float">
            <text:p>126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783" calcext:value-type="float">
            <text:p>107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845" calcext:value-type="float">
            <text:p>117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 office:value-type="float" office:value="733" calcext:value-type="float">
            <text:p>733</text:p>
          </table:table-cell>
          <table:table-cell office:value-type="float" office:value="118514" calcext:value-type="float">
            <text:p>1185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14690516323257" calcext:value-type="float">
            <text:p>0.006146905163233</text:p>
          </table:table-cell>
          <table:table-cell office:value-type="float" office:value="0.00000843775049571784" calcext:value-type="float">
            <text:p>8.43775049571784E-06</text:p>
          </table:table-cell>
          <table:table-cell office:value-type="float" office:value="0.00615523950087213" calcext:value-type="float">
            <text:p>0.006155239500872</text:p>
          </table:table-cell>
          <table:covered-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66" calcext:value-type="float">
            <text:p>0.066</text:p>
          </table:table-cell>
          <table:table-cell office:value-type="float" office:value="1" calcext:value-type="float">
            <text:p>1</text:p>
          </table:table-cell>
          <table:table-cell office:value-type="float" office:value="839" calcext:value-type="float">
            <text:p>839</text:p>
          </table:table-cell>
          <table:table-cell office:value-type="float" office:value="126952" calcext:value-type="float">
            <text:p>1269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6540757956348" calcext:value-type="float">
            <text:p>0.006565407579563</text:p>
          </table:table-cell>
          <table:table-cell office:value-type="float" office:value="0.00000787693083267036" calcext:value-type="float">
            <text:p>7.87693083267036E-06</text:p>
          </table:table-cell>
          <table:table-cell office:value-type="float" office:value="0.00657318141980719" calcext:value-type="float">
            <text:p>0.006573181419807</text:p>
          </table:table-cell>
          <table:covered-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94" calcext:value-type="float">
            <text:p>0.294</text:p>
          </table:table-cell>
          <table:table-cell office:value-type="float" office:value="9" calcext:value-type="float">
            <text:p>9</text:p>
          </table:table-cell>
          <table:table-cell office:value-type="float" office:value="215" calcext:value-type="float">
            <text:p>215</text:p>
          </table:table-cell>
          <table:table-cell office:value-type="float" office:value="146471" calcext:value-type="float">
            <text:p>146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46571588290634" calcext:value-type="float">
            <text:p>0.001465715882906</text:p>
          </table:table-cell>
          <table:table-cell office:value-type="float" office:value="0.0000614418350628072" calcext:value-type="float">
            <text:p>6.14418350628072E-05</text:p>
          </table:table-cell>
          <table:table-cell office:value-type="float" office:value="0.00152697774293602" calcext:value-type="float">
            <text:p>0.001526977742936</text:p>
          </table:table-cell>
          <table:table-cell table:style-name="ce3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85" calcext:value-type="float">
            <text:p>0.485</text:p>
          </table:table-cell>
          <table:table-cell office:value-type="float" office:value="5" calcext:value-type="float">
            <text:p>5</text:p>
          </table:table-cell>
          <table:table-cell office:value-type="float" office:value="55054" calcext:value-type="float">
            <text:p>55054</text:p>
          </table:table-cell>
          <table:table-cell office:value-type="float" office:value="38989" calcext:value-type="float">
            <text:p>38989</text:p>
          </table:table-cell>
          <table:table-cell office:value-type="float" office:value="4" calcext:value-type="float">
            <text:p>4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585413055729826" calcext:value-type="float">
            <text:p>0.585413055729826</text:p>
          </table:table-cell>
          <table:table-cell office:value-type="float" office:value="0.000128224855105914" calcext:value-type="float">
            <text:p>0.000128224855106</text:p>
          </table:table-cell>
          <table:table-cell office:value-type="float" office:value="0.585410198613533" calcext:value-type="float">
            <text:p>0.585410198613533</text:p>
          </table:table-cell>
          <table:table-cell table:style-name="ce4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506" calcext:value-type="float">
            <text:p>0.506</text:p>
          </table:table-cell>
          <table:table-cell office:value-type="float" office:value="1" calcext:value-type="float">
            <text:p>1</text:p>
          </table:table-cell>
          <table:table-cell office:value-type="float" office:value="11821" calcext:value-type="float">
            <text:p>11821</text:p>
          </table:table-cell>
          <table:table-cell office:value-type="float" office:value="124027" calcext:value-type="float">
            <text:p>1240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7016371238443" calcext:value-type="float">
            <text:p>0.087016371238443</text:p>
          </table:table-cell>
          <table:table-cell office:value-type="float" office:value="0.00000806269552036637" calcext:value-type="float">
            <text:p>8.06269552036637E-06</text:p>
          </table:table-cell>
          <table:table-cell office:value-type="float" office:value="0.0870230918151771" calcext:value-type="float">
            <text:p>0.087023091815177</text:p>
          </table:table-cell>
          <table:table-cell table:style-name="ce5" office:value-type="float" office:value="0.5" calcext:value-type="float" table:number-columns-spanned="1" table:number-rows-spanned="2">
            <text:p>0.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79" calcext:value-type="float">
            <text:p>0.579</text:p>
          </table:table-cell>
          <table:table-cell office:value-type="float" office:value="1" calcext:value-type="float">
            <text:p>1</text:p>
          </table:table-cell>
          <table:table-cell office:value-type="float" office:value="1217" calcext:value-type="float">
            <text:p>1217</text:p>
          </table:table-cell>
          <table:table-cell office:value-type="float" office:value="110146" calcext:value-type="float">
            <text:p>110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9282257123102" calcext:value-type="float">
            <text:p>0.01092822571231</text:p>
          </table:table-cell>
          <table:table-cell office:value-type="float" office:value="0.00000907877654407292" calcext:value-type="float">
            <text:p>9.07877654407292E-06</text:p>
          </table:table-cell>
          <table:table-cell office:value-type="float" office:value="0.0109371071441399" calcext:value-type="float">
            <text:p>0.01093710714414</text:p>
          </table:table-cell>
          <table:covered-table-cell table:style-name="ce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35" calcext:value-type="float">
            <text:p>0.735</text:p>
          </table:table-cell>
          <table:table-cell office:value-type="float" office:value="1" calcext:value-type="float">
            <text:p>1</text:p>
          </table:table-cell>
          <table:table-cell office:value-type="float" office:value="40286" calcext:value-type="float">
            <text:p>40286</text:p>
          </table:table-cell>
          <table:table-cell office:value-type="float" office:value="29497" calcext:value-type="float">
            <text:p>294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77303927890747" calcext:value-type="float">
            <text:p>0.577303927890747</text:p>
          </table:table-cell>
          <table:table-cell office:value-type="float" office:value="0.0000339006034307411" calcext:value-type="float">
            <text:p>3.39006034307411E-05</text:p>
          </table:table-cell>
          <table:table-cell office:value-type="float" office:value="0.57730998509687" calcext:value-type="float">
            <text:p>0.57730998509687</text:p>
          </table:table-cell>
          <table:table-cell table:style-name="ce7" office:value-type="float" office:value="0.7" calcext:value-type="float" table:number-columns-spanned="1" table:number-rows-spanned="2">
            <text:p>0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9" calcext:value-type="float">
            <text:p>0.759</text:p>
          </table:table-cell>
          <table:table-cell office:value-type="float" office:value="1" calcext:value-type="float">
            <text:p>1</text:p>
          </table:table-cell>
          <table:table-cell office:value-type="float" office:value="103457" calcext:value-type="float">
            <text:p>103457</text:p>
          </table:table-cell>
          <table:table-cell office:value-type="float" office:value="2771" calcext:value-type="float">
            <text:p>27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3914598787514" calcext:value-type="float">
            <text:p>0.973914598787514</text:p>
          </table:table-cell>
          <table:table-cell office:value-type="float" office:value="0.000360750360750361" calcext:value-type="float">
            <text:p>0.00036075036075</text:p>
          </table:table-cell>
          <table:table-cell office:value-type="float" office:value="0.973914844345706" calcext:value-type="float">
            <text:p>0.973914844345706</text:p>
          </table:table-cell>
          <table:covered-table-cell table:style-name="ce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9" calcext:value-type="float">
            <text:p>0.849</text:p>
          </table:table-cell>
          <table:table-cell office:value-type="float" office:value="1" calcext:value-type="float">
            <text:p>1</text:p>
          </table:table-cell>
          <table:table-cell office:value-type="float" office:value="22299" calcext:value-type="float">
            <text:p>22299</text:p>
          </table:table-cell>
          <table:table-cell office:value-type="float" office:value="46686" calcext:value-type="float">
            <text:p>466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3244183518156" calcext:value-type="float">
            <text:p>0.323244183518156</text:p>
          </table:table-cell>
          <table:table-cell office:value-type="float" office:value="0.0000214192387602545" calcext:value-type="float">
            <text:p>2.14192387602545E-05</text:p>
          </table:table-cell>
          <table:table-cell office:value-type="float" office:value="0.323253993563912" calcext:value-type="float">
            <text:p>0.323253993563912</text:p>
          </table:table-cell>
          <table:table-cell table:style-name="ce8" office:value-type="float" office:value="0.8" calcext:value-type="float" table:number-columns-spanned="1" table:number-rows-spanned="2">
            <text:p>0.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866" calcext:value-type="float">
            <text:p>0.866</text:p>
          </table:table-cell>
          <table:table-cell office:value-type="float" office:value="3" calcext:value-type="float">
            <text:p>3</text:p>
          </table:table-cell>
          <table:table-cell office:value-type="float" office:value="79855" calcext:value-type="float">
            <text:p>79855</text:p>
          </table:table-cell>
          <table:table-cell office:value-type="float" office:value="11760" calcext:value-type="float">
            <text:p>117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71636740708399" calcext:value-type="float">
            <text:p>0.871636740708399</text:p>
          </table:table-cell>
          <table:table-cell office:value-type="float" office:value="0.000255036980362152" calcext:value-type="float">
            <text:p>0.000255036980362</text:p>
          </table:table-cell>
          <table:table-cell office:value-type="float" office:value="0.871640943919317" calcext:value-type="float">
            <text:p>0.871640943919317</text:p>
          </table:table-cell>
          <table:covered-table-cell table:style-name="ce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38" calcext:value-type="float">
            <text:p>0.938</text:p>
          </table:table-cell>
          <table:table-cell office:value-type="float" office:value="1" calcext:value-type="float">
            <text:p>1</text:p>
          </table:table-cell>
          <table:table-cell office:value-type="float" office:value="121044" calcext:value-type="float">
            <text:p>121044</text:p>
          </table:table-cell>
          <table:table-cell office:value-type="float" office:value="9053" calcext:value-type="float">
            <text:p>9053</text:p>
          </table:table-cell>
          <table:table-cell office:value-type="float" office:value="23" calcext:value-type="float">
            <text:p>23</text:p>
          </table:table-cell>
          <table:table-cell office:value-type="float" office:value="0.0416666666666667" calcext:value-type="float">
            <text:p>0.041666666666667</text:p>
          </table:table-cell>
          <table:table-cell office:value-type="float" office:value="0.930413460725459" calcext:value-type="float">
            <text:p>0.930413460725459</text:p>
          </table:table-cell>
          <table:table-cell office:value-type="float" office:value="0.000110448420587586" calcext:value-type="float">
            <text:p>0.000110448420588</text:p>
          </table:table-cell>
          <table:table-cell office:value-type="float" office:value="0.930249536969436" calcext:value-type="float">
            <text:p>0.930249536969436</text:p>
          </table:table-cell>
          <table:table-cell table:style-name="ce9" office:value-type="float" office:value="0.9" calcext:value-type="float" table:number-columns-spanned="1" table:number-rows-spanned="4">
            <text:p>0.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40442" calcext:value-type="float">
            <text:p>40442</text:p>
          </table:table-cell>
          <table:table-cell office:value-type="float" office:value="8873" calcext:value-type="float">
            <text:p>88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0075027881983" calcext:value-type="float">
            <text:p>0.820075027881983</text:p>
          </table:table-cell>
          <table:table-cell office:value-type="float" office:value="0.000112688753662384" calcext:value-type="float">
            <text:p>0.000112688753662</text:p>
          </table:table-cell>
          <table:table-cell office:value-type="float" office:value="0.82007867629167" calcext:value-type="float">
            <text:p>0.82007867629167</text:p>
          </table:table-cell>
          <table:covered-table-cell table:style-name="ce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107374" calcext:value-type="float">
            <text:p>107374</text:p>
          </table:table-cell>
          <table:table-cell office:value-type="float" office:value="77541" calcext:value-type="float">
            <text:p>7754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80666792850769" calcext:value-type="float">
            <text:p>0.580666792850769</text:p>
          </table:table-cell>
          <table:table-cell office:value-type="float" office:value="0.000012896236878079" calcext:value-type="float">
            <text:p>1.2896236878079E-05</text:p>
          </table:table-cell>
          <table:table-cell office:value-type="float" office:value="0.580665920385903" calcext:value-type="float">
            <text:p>0.580665920385903</text:p>
          </table:table-cell>
          <table:covered-table-cell table:style-name="ce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47528" calcext:value-type="float">
            <text:p>47528</text:p>
          </table:table-cell>
          <table:table-cell office:value-type="float" office:value="62536" calcext:value-type="float">
            <text:p>625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31821485681058" calcext:value-type="float">
            <text:p>0.431821485681058</text:p>
          </table:table-cell>
          <table:table-cell office:value-type="float" office:value="0.0000159905336041064" calcext:value-type="float">
            <text:p>1.59905336041064E-05</text:p>
          </table:table-cell>
          <table:table-cell office:value-type="float" office:value="0.431826647889883" calcext:value-type="float">
            <text:p>0.431826647889883</text:p>
          </table:table-cell>
          <table:covered-table-cell table:style-name="ce6"/>
        </table:table-row>
      </table:table>
      <table:named-expressions/>
      <table:database-ranges>
        <table:database-range table:name="__Anonymous_Sheet_DB__0" table:target-range-address="best_results_tresholds.A1:best_results_tresholds.J8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9T16:26:29.933335611</dc:date>
    <meta:editing-duration>PT2M38S</meta:editing-duration>
    <meta:editing-cycles>1</meta:editing-cycles>
    <meta:document-statistic meta:table-count="1" meta:cell-count="858" meta:object-count="0"/>
    <meta:generator>LibreOffice/6.1.4.2$Linux_X86_64 LibreOffice_project/9d0f32d1f0b509096fd65e0d4bec26ddd1938fd3</meta:generator>
  </office:meta>
</office:document-meta>
</file>